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/>
    </style:style>
    <style:style style:name="P2" style:family="paragraph" style:parent-style-name="Text_20_body">
      <style:paragraph-properties fo:line-height="100%"/>
      <style:text-properties style:font-name="Liberation Serif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17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18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19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0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1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/>
    </style:style>
    <style:style style:name="P23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style:text-underline-style="none" style:text-blinking="false" fo:background-color="transparent"/>
    </style:style>
    <style:style style:name="P25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/>
    </style:style>
    <style:style style:name="P26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</style:style>
    <style:style style:name="P27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00%" fo:background-color="transparent" fo:padding="0in" fo:border="none" style:writing-mode="lr-tb"/>
    </style:style>
    <style:style style:name="T1" style:family="text">
      <style:text-properties fo:font-weight="normal" fo:background-color="transparent" loext:char-shading-value="0"/>
    </style:style>
    <style:style style:name="T2" style:family="text">
      <style:text-properties style:font-name="Arial" fo:font-size="12pt" fo:font-style="normal" fo:font-weight="normal"/>
    </style:style>
    <style:style style:name="T3" style:family="text">
      <style:text-properties fo:font-size="12pt" fo:background-color="transparent" loext:char-shading-value="0"/>
    </style:style>
    <style:style style:name="T4" style:family="text">
      <style:text-properties fo:font-size="12pt" fo:font-weight="normal" fo:background-color="transparent" loext:char-shading-value="0"/>
    </style:style>
    <style:style style:name="T5" style:family="text">
      <style:text-properties fo:font-size="12pt" fo:font-style="normal" fo:font-weight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bold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55cc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4854ae09-7fff-25c7-9908-3d7c95895b48"/>SVG</text:p>
      <text:p text:style-name="P2"/>
      <text:p text:style-name="P4">SVGs</text:p>
      <text:list xml:id="list3854997065" text:style-name="L1">
        <text:list-item>
          <text:p text:style-name="P6">SVGs are a scalable image format. They can be scaled to any size and retain their quality without increasing filesize.</text:p>
        </text:list-item>
      </text:list>
      <text:p text:style-name="P2"/>
      <text:list xml:id="list4160279173" text:style-name="L2">
        <text:list-item>
          <text:p text:style-name="P24">‘<text:span text:style-name="T5">SVG’ stands for Scalable Vector Graphic. They are images defined by functions and formulas rather than a grid of pixels.</text:span></text:p>
          <text:list>
            <text:list-item>
              <text:p text:style-name="P7">They are defined using XML (Extensible Markup Language).</text:p>
              <text:list>
                <text:list-item>
                  <text:p text:style-name="P7">This means they are human-readable.</text:p>
                </text:list-item>
                <text:list-item>
                  <text:p text:style-name="P7">XML is designed to be interoperable with HTML. It will display in HTML without any changes.</text:p>
                </text:list-item>
              </text:list>
            </text:list-item>
            <text:list-item>
              <text:p text:style-name="P7">They become elements in the DOM and can be targeted with CSS to apply styling.</text:p>
            </text:list-item>
          </text:list>
        </text:list-item>
      </text:list>
      <text:p text:style-name="P2"/>
      <text:p text:style-name="P4">SVGs Drawbacks</text:p>
      <text:list xml:id="list1133205667" text:style-name="L3">
        <text:list-item>
          <text:p text:style-name="P8">SVGs are great for simple images, but since every detail of the image needs to be written out as XML, they are inefficient for storing complex images.</text:p>
          <text:list>
            <text:list-item>
              <text:p text:style-name="P16"><text:span text:style-name="T6">Images that has fine detail or texture are </text:span><text:span text:style-name="T7">bad</text:span><text:span text:style-name="T6"> for SVG images.</text:span></text:p>
            </text:list-item>
          </text:list>
        </text:list-item>
      </text:list>
      <text:p text:style-name="P2"/>
      <text:p text:style-name="P4">Anatomy of an SVG</text:p>
      <text:list xml:id="list190554022" text:style-name="L4">
        <text:list-item>
          <text:p text:style-name="P9">Most often, you will download an SVG file or copy code that resembles an image.</text:p>
          <text:list>
            <text:list-item>
              <text:p text:style-name="P9">However, tweaking the SVG is common and can be done.</text:p>
            </text:list-item>
          </text:list>
        </text:list-item>
      </text:list>
      <text:p text:style-name="P2"/>
      <text:list xml:id="list2846324485" text:style-name="L5">
        <text:list-item>
          <text:p text:style-name="P22"><text:span text:style-name="T6">Xmlns : ‘</text:span><text:span text:style-name="T1">XML namespace’. This specifies what dialect of XML you are using. Without it, some browsers will not render your image or render incorrectly.</text:span></text:p>
          <text:list>
            <text:list-item>
              <text:p text:style-name="P10">For SVGs, it is in the SVG language spec.</text:p>
            </text:list-item>
          </text:list>
        </text:list-item>
      </text:list>
      <text:p text:style-name="P2"/>
      <text:list xml:id="list2853487040" text:style-name="L6">
        <text:list-item>
          <text:p text:style-name="P25"><text:span text:style-name="T3">viewBox : </text:span><text:span text:style-name="T4">Defines the bounds of your SVG.</text:span></text:p>
          <text:list>
            <text:list-item>
              <text:p text:style-name="P11">It defines the positions of different points of the elements in your SVG.</text:p>
            </text:list-item>
            <text:list-item>
              <text:p text:style-name="P11">It defines the aspect ratio and the origin of your SVG.</text:p>
            </text:list-item>
          </text:list>
        </text:list-item>
      </text:list>
      <text:p text:style-name="P2"/>
      <text:list xml:id="list194333259" text:style-name="L7">
        <text:list-item>
          <text:p text:style-name="P23"><text:span text:style-name="T6">Class, id : </text:span><text:span text:style-name="T1">These attributes function like they do in HTML.</text:span></text:p>
          <text:list>
            <text:list-item>
              <text:p text:style-name="P17"><text:span text:style-name="T6">Using these in SVGs allows you to target an element via CSS or Javascript or reuse an element via </text:span><text:span text:style-name="T7">use</text:span><text:span text:style-name="T6"> elements.</text:span></text:p>
            </text:list-item>
          </text:list>
        </text:list-item>
        <text:list-item>
          <text:p text:style-name="P12">Elements such as &lt;circle&gt;, &lt;rect&gt;, &lt;path&gt;, &lt;text&gt; are defined by the SVG namespace.</text:p>
          <text:list>
            <text:list-item>
              <text:p text:style-name="P12">These are the basic-building-blocks of SVGs.</text:p>
            </text:list-item>
            <text:list-item>
              <text:p text:style-name="P26"><text:span text:style-name="T10">The full list of SVG elements are: </text:span><text:a xlink:type="simple" xlink:href="https://developer.mozilla.org/en-US/docs/Web/SVG/Element" text:style-name="Internet_20_link" text:visited-style-name="Visited_20_Internet_20_Link"><text:span text:style-name="T13">here</text:span></text:a></text:p>
            </text:list-item>
          </text:list>
        </text:list-item>
      </text:list>
      <text:p text:style-name="P2"/>
      <text:list xml:id="list365251033" text:style-name="L8">
        <text:list-item>
          <text:p text:style-name="P18"><text:span text:style-name="T6">Many SVG attributes such as </text:span><text:span text:style-name="T7">fill</text:span><text:span text:style-name="T6"> and </text:span><text:span text:style-name="T7">stroke</text:span><text:span text:style-name="T6"> can be changed in your CSS.</text:span></text:p>
        </text:list-item>
      </text:list>
      <text:p text:style-name="P2"/>
      <text:p text:style-name="P5">Embedding SVGs</text:p>
      <text:list xml:id="list555473431" text:style-name="L9">
        <text:list-item>
          <text:p text:style-name="P19"><text:span text:style-name="T6">There are two approaches when deciding on how to place the SVG in your document, </text:span><text:span text:style-name="T7">linked</text:span><text:span text:style-name="T6"> and </text:span><text:span text:style-name="T7">inline</text:span><text:span text:style-name="T6">.</text:span></text:p>
        </text:list-item>
      </text:list>
      <text:p text:style-name="P2"><text:soft-page-break/></text:p>
      <text:list xml:id="list1074441639" text:style-name="L10">
        <text:list-item>
          <text:p text:style-name="P13">Linking SVGs work the same way as linking any other image.</text:p>
          <text:list>
            <text:list-item>
              <text:p text:style-name="P20"><text:span text:style-name="T6">You use an image element such as &lt;img&gt;, or link it with CSS using </text:span><text:span text:style-name="T7">background-image: url( img-location )</text:span></text:p>
            </text:list-item>
            <text:list-item>
              <text:p text:style-name="P13">The contents of the SVG will not be accessible from the web page.</text:p>
            </text:list-item>
          </text:list>
        </text:list-item>
      </text:list>
      <text:p text:style-name="P2"/>
      <text:list xml:id="list3541555075" text:style-name="L11">
        <text:list-item>
          <text:p text:style-name="P21"><text:span text:style-name="T6">To </text:span><text:span text:style-name="T7">inline</text:span><text:span text:style-name="T6"> SVG, you paste their content directly into your webpage’s code, rather than linking to it as an image.</text:span></text:p>
          <text:list>
            <text:list-item>
              <text:p text:style-name="P14">In this case, the SVG’s properties are visible to your code and allows you to dynamically alter the image via CSS or Javascript.</text:p>
            </text:list-item>
          </text:list>
        </text:list-item>
      </text:list>
      <text:p text:style-name="P2"/>
      <text:p text:style-name="P5">Resources</text:p>
      <text:list xml:id="list4181687970" text:style-name="L12">
        <text:list-item>
          <text:p text:style-name="P27"><text:span text:style-name="T10">There are free SVG icon libraries: </text:span><text:a xlink:type="simple" xlink:href="https://fonts.google.com/icons" text:style-name="Internet_20_link" text:visited-style-name="Visited_20_Internet_20_Link"><text:span text:style-name="T13">Material icons</text:span></text:a><text:span text:style-name="T10">,</text:span><text:a xlink:type="simple" xlink:href="https://feathericons.com/" text:style-name="Internet_20_link" text:visited-style-name="Visited_20_Internet_20_Link"> </text:a><text:a xlink:type="simple" xlink:href="https://feathericons.com/" text:style-name="Internet_20_link" text:visited-style-name="Visited_20_Internet_20_Link"><text:span text:style-name="T13">Feather icons</text:span></text:a><text:span text:style-name="T10">, and</text:span><text:a xlink:type="simple" xlink:href="https://thenounproject.com/term/free/" text:style-name="Internet_20_link" text:visited-style-name="Visited_20_Internet_20_Link"> </text:a><text:a xlink:type="simple" xlink:href="https://thenounproject.com/term/free/" text:style-name="Internet_20_link" text:visited-style-name="Visited_20_Internet_20_Link"><text:span text:style-name="T13">The Noun Project</text:span></text:a><text:span text:style-name="T10">.</text:span></text:p>
        </text:list-item>
        <text:list-item>
          <text:p text:style-name="P27"><text:span text:style-name="T10">This </text:span><text:a xlink:type="simple" xlink:href="https://developer.mozilla.org/en-US/docs/Web/SVG/Tutorial" text:style-name="Internet_20_link" text:visited-style-name="Visited_20_Internet_20_Link"><text:span text:style-name="T13">MDN tutorial</text:span></text:a><text:span text:style-name="T10"> is a good place to learn about SVGs.</text:span></text:p>
        </text:list-item>
        <text:list-item>
          <text:p text:style-name="P15">Inkscape can be used to create SVGs.</text:p>
        </text:list-item>
        <text:list-item>
          <text:p text:style-name="P27"><text:span text:style-name="T10">For data visualization, </text:span><text:a xlink:type="simple" xlink:href="https://d3js.org/" text:style-name="Internet_20_link" text:visited-style-name="Visited_20_Internet_20_Link"><text:span text:style-name="T13">d3</text:span></text:a><text:span text:style-name="T10"> is the industry standard.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7:52:49.132892810</meta:creation-date>
    <dc:date>2022-02-06T17:53:18.449370498</dc:date>
    <meta:editing-duration>PT30S</meta:editing-duration>
    <meta:editing-cycles>1</meta:editing-cycles>
    <meta:document-statistic meta:table-count="0" meta:image-count="0" meta:object-count="0" meta:page-count="2" meta:paragraph-count="37" meta:word-count="472" meta:character-count="2495" meta:non-whitespace-character-count="2091"/>
    <meta:generator>LibreOffice/6.4.7.2$Linux_X86_64 LibreOffice_project/40$Build-2</meta:generator>
  </office:meta>
</office:document-meta>
</file>